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B0000040003202BEE980B0715.jpg" manifest:media-type="image/jpeg"/>
  <manifest:file-entry manifest:full-path="Pictures/100000000000034B00000400FAEBA9683FB93019.jpg" manifest:media-type="image/jpeg"/>
  <manifest:file-entry manifest:full-path="Pictures/1000000000000321000003E7854B8CCA6A59F106.jpg" manifest:media-type="image/jpeg"/>
  <manifest:file-entry manifest:full-path="Pictures/100000000000034B00000400F14CB38259E2CE1A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Segoe UI1" fo:font-size="8.5pt" fo:font-style="normal" fo:font-weight="normal" style:font-size-asian="8.5pt" style:font-style-asian="normal" style:font-weight-asian="normal" style:font-size-complex="8.5pt"/>
    </style:style>
    <style:style style:name="P2" style:family="paragraph" style:parent-style-name="Standard">
      <style:paragraph-properties fo:text-align="start" style:justify-single-word="false"/>
      <style:text-properties fo:color="#000000" style:font-name="Segoe UI1" fo:font-size="8.5pt" fo:font-style="normal" fo:font-weight="normal" officeooo:paragraph-rsid="004b4406" style:font-size-asian="8.5pt" style:font-style-asian="normal" style:font-weight-asian="normal" style:font-size-complex="8.5pt"/>
    </style:style>
    <style:style style:name="P3" style:family="paragraph" style:parent-style-name="Standard">
      <style:paragraph-properties fo:text-align="start" style:justify-single-word="false"/>
      <style:text-properties fo:color="#000000" style:font-name="Segoe UI1" fo:font-size="8.5pt" fo:font-style="normal" fo:font-weight="normal" officeooo:paragraph-rsid="0064f7ef" style:font-size-asian="8.5pt" style:font-style-asian="normal" style:font-weight-asian="normal" style:font-size-complex="8.5pt"/>
    </style:style>
    <style:style style:name="P4" style:family="paragraph" style:parent-style-name="Standard">
      <style:paragraph-properties fo:text-align="start" style:justify-single-word="false"/>
      <style:text-properties fo:color="#000000" style:font-name="Segoe UI1" fo:font-size="8.5pt" fo:font-style="normal" fo:font-weight="normal" officeooo:paragraph-rsid="006e6265" style:font-size-asian="8.5pt" style:font-style-asian="normal" style:font-weight-asian="normal" style:font-size-complex="8.5pt"/>
    </style:style>
    <style:style style:name="P5" style:family="paragraph" style:parent-style-name="Standard">
      <style:paragraph-properties fo:text-align="start" style:justify-single-word="false"/>
      <style:text-properties fo:color="#000000" style:font-name="Segoe UI1" fo:font-size="8.5pt" fo:font-style="normal" fo:font-weight="normal" officeooo:rsid="004b4406" officeooo:paragraph-rsid="00660257" style:font-size-asian="8.5pt" style:font-style-asian="normal" style:font-weight-asian="normal" style:font-size-complex="8.5pt"/>
    </style:style>
    <style:style style:name="P6" style:family="paragraph" style:parent-style-name="Standard">
      <style:paragraph-properties fo:text-align="start" style:justify-single-word="false"/>
      <style:text-properties fo:color="#000000" style:font-name="Segoe UI1" fo:font-size="8.5pt" fo:font-weight="normal" style:font-size-asian="8.5pt" style:font-weight-asian="normal" style:font-size-complex="8.5pt"/>
    </style:style>
    <style:style style:name="P7" style:family="paragraph" style:parent-style-name="Standard">
      <style:paragraph-properties fo:text-align="start" style:justify-single-word="false"/>
      <style:text-properties fo:color="#000000" style:font-name="Segoe UI1" fo:font-size="6pt" fo:font-weight="normal" style:font-size-asian="5.25pt" style:font-weight-asian="normal" style:font-size-complex="6pt"/>
    </style:style>
    <style:style style:name="P8" style:family="paragraph" style:parent-style-name="Standard">
      <style:paragraph-properties fo:text-align="start" style:justify-single-word="false"/>
      <style:text-properties fo:color="#000000" style:font-name="Segoe UI1" fo:font-size="6pt" fo:font-style="normal" fo:font-weight="normal" officeooo:rsid="0028545f" style:font-size-asian="5.25pt" style:font-style-asian="normal" style:font-weight-asian="normal" style:font-size-complex="6pt"/>
    </style:style>
    <style:style style:name="P9" style:family="paragraph" style:parent-style-name="Standard">
      <style:paragraph-properties fo:text-align="start" style:justify-single-word="false"/>
      <style:text-properties style:font-name="Segoe UI1" fo:font-size="8.5pt" style:font-size-asian="8.5pt" style:font-size-complex="8.5pt"/>
    </style:style>
    <style:style style:name="P10" style:family="paragraph" style:parent-style-name="Standard">
      <style:paragraph-properties fo:text-align="start" style:justify-single-word="false"/>
      <style:text-properties style:font-name="Segoe UI1" fo:font-size="8.5pt" officeooo:paragraph-rsid="0043df88" style:font-size-asian="8.5pt" style:font-size-complex="8.5pt"/>
    </style:style>
    <style:style style:name="P11" style:family="paragraph" style:parent-style-name="Standard">
      <style:paragraph-properties fo:text-align="start" style:justify-single-word="false"/>
      <style:text-properties style:font-name="Segoe UI1" fo:font-size="8.5pt" officeooo:paragraph-rsid="0054872d" style:font-size-asian="8.5pt" style:font-size-complex="8.5pt"/>
    </style:style>
    <style:style style:name="P12" style:family="paragraph" style:parent-style-name="Standard">
      <style:paragraph-properties fo:text-align="start" style:justify-single-word="false"/>
      <style:text-properties style:font-name="Segoe UI1" fo:font-size="8.5pt" fo:font-style="normal" fo:font-weight="normal" style:font-size-asian="8.5pt" style:font-style-asian="normal" style:font-weight-asian="normal" style:font-size-complex="8.5pt"/>
    </style:style>
    <style:style style:name="P13" style:family="paragraph" style:parent-style-name="Standard">
      <style:paragraph-properties fo:text-align="start" style:justify-single-word="false"/>
      <style:text-properties style:font-name="Segoe UI1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egoe UI1" fo:font-size="6pt" officeooo:rsid="00122cc8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style:font-name="Segoe UI1" fo:font-size="6pt" style:font-size-asian="5.25pt" style:font-size-complex="6pt"/>
    </style:style>
    <style:style style:name="P16" style:family="paragraph" style:parent-style-name="Standard">
      <style:paragraph-properties fo:text-align="start" style:justify-single-word="false"/>
      <style:text-properties style:font-name="Segoe UI1" fo:font-size="6pt" fo:font-weight="normal" style:font-size-asian="5.25pt" style:font-weight-asian="normal" style:font-size-complex="6pt"/>
    </style:style>
    <style:style style:name="P17" style:family="paragraph" style:parent-style-name="Standard">
      <style:paragraph-properties fo:text-align="start" style:justify-single-word="false"/>
      <style:text-properties style:font-name="Segoe UI1" fo:font-size="6pt" fo:font-weight="normal" officeooo:paragraph-rsid="0028d7e6" style:font-size-asian="5.25pt" style:font-weight-asian="normal" style:font-size-complex="6pt"/>
    </style:style>
    <style:style style:name="P18" style:family="paragraph" style:parent-style-name="Standard">
      <style:paragraph-properties fo:text-align="center" style:justify-single-word="false"/>
      <style:text-properties fo:color="#cc0000" style:font-name="Segoe UI1" fo:font-size="12pt" fo:font-style="normal" fo:font-weight="bold" officeooo:rsid="00122cc8" officeooo:paragraph-rsid="00122cc8" style:font-size-asian="12pt" style:font-style-asian="normal" style:font-weight-asian="bold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cc0000" style:font-name="Segoe UI1" fo:font-size="12pt" fo:font-style="normal" fo:font-weight="bold" style:font-size-asian="12pt" style:font-style-asian="normal" style:font-weight-asian="bold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cc0000" style:font-name="Segoe UI1" fo:font-size="12pt" fo:font-style="normal" fo:font-weight="bold" officeooo:paragraph-rsid="00122cc8" style:font-size-asian="12pt" style:font-style-asian="normal" style:font-weight-asian="bold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c0000" style:font-name="Segoe UI1" fo:font-size="6pt" fo:font-style="normal" fo:font-weight="bold" officeooo:rsid="00122cc8" style:font-size-asian="5.25pt" style:font-style-asian="normal" style:font-weight-asian="bold" style:font-size-complex="6pt"/>
    </style:style>
    <style:style style:name="P22" style:family="paragraph" style:parent-style-name="Standard">
      <style:paragraph-properties fo:text-align="center" style:justify-single-word="false"/>
      <style:text-properties fo:color="#cc0000" style:text-outline="false" style:text-line-through-style="none" style:text-line-through-type="none" style:font-name="Segoe UI1" fo:font-size="12pt" fo:letter-spacing="normal" fo:font-style="normal" fo:text-shadow="none" style:text-underline-style="none" fo:font-weight="bold" officeooo:rsid="00122cc8" officeooo:paragraph-rsid="00122cc8" style:letter-kerning="true" style:font-size-asian="12pt" style:font-style-asian="normal" style:font-weight-asian="bold" style:font-size-complex="12pt" style:text-emphasize="none"/>
    </style:style>
    <style:style style:name="P23" style:family="paragraph" style:parent-style-name="Standard">
      <style:paragraph-properties fo:text-align="start" style:justify-single-word="false"/>
      <style:text-properties officeooo:paragraph-rsid="00660257"/>
    </style:style>
    <style:style style:name="P24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8.5pt" style:font-size-asian="8.5pt" style:font-size-complex="8.5pt"/>
    </style:style>
    <style:style style:name="P25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8.5pt" officeooo:paragraph-rsid="0061c530" style:font-size-asian="8.5pt" style:font-size-complex="8.5pt"/>
    </style:style>
    <style:style style:name="P26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style:font-name="Segoe UI1" fo:font-size="8.5pt" officeooo:paragraph-rsid="00660257" style:font-size-asian="8.5pt" style:font-size-complex="8.5pt"/>
    </style:style>
    <style:style style:name="P27" style:family="paragraph" style:parent-style-name="Standard">
      <style:paragraph-properties fo:margin-left="0.3cm" fo:margin-right="0cm" fo:text-align="start" style:justify-single-word="false" fo:text-indent="-0.3cm" style:auto-text-indent="false">
        <style:tab-stops/>
      </style:paragraph-properties>
      <style:text-properties fo:color="#000000" style:font-name="Segoe UI1" fo:font-size="8.5pt" fo:font-weight="normal" officeooo:paragraph-rsid="00660257" style:font-size-asian="8.5pt" style:font-weight-asian="normal" style:font-size-complex="8.5pt"/>
    </style:style>
    <style:style style:name="P28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pt" style:font-size-asian="8pt" style:font-size-complex="8pt"/>
    </style:style>
    <style:style style:name="P29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pt" officeooo:paragraph-rsid="0050a78e" style:font-size-asian="8pt" style:font-size-complex="8pt"/>
    </style:style>
    <style:style style:name="P30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pt" officeooo:paragraph-rsid="005153aa" style:font-size-asian="8pt" style:font-size-complex="8pt"/>
    </style:style>
    <style:style style:name="P31" style:family="paragraph" style:parent-style-name="Standard">
      <style:paragraph-properties fo:margin-left="0.101cm" fo:margin-right="0cm" fo:text-align="start" style:justify-single-word="false" fo:text-indent="-0.101cm" style:auto-text-indent="false">
        <style:tab-stops/>
      </style:paragraph-properties>
      <style:text-properties style:font-name="Segoe UI1" fo:font-size="8pt" style:font-size-asian="8pt" style:font-size-complex="8pt"/>
    </style:style>
    <style:style style:name="P32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pt" officeooo:paragraph-rsid="00530628" style:font-size-asian="8pt" style:font-size-complex="8pt"/>
    </style:style>
    <style:style style:name="P33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9pt" style:font-size-asian="9pt" style:font-size-complex="9pt"/>
    </style:style>
    <style:style style:name="P34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style:font-size-asian="8.5pt" style:font-size-complex="8.5pt"/>
    </style:style>
    <style:style style:name="P35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officeooo:paragraph-rsid="0061c530" style:font-size-asian="8.5pt" style:font-size-complex="8.5pt"/>
    </style:style>
    <style:style style:name="P36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officeooo:paragraph-rsid="0054872d" style:font-size-asian="8.5pt" style:font-size-complex="8.5pt"/>
    </style:style>
    <style:style style:name="P37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officeooo:paragraph-rsid="004b4406" style:font-size-asian="8.5pt" style:font-size-complex="8.5pt"/>
    </style:style>
    <style:style style:name="P38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officeooo:paragraph-rsid="0056be91" style:font-size-asian="8.5pt" style:font-size-complex="8.5pt"/>
    </style:style>
    <style:style style:name="P39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officeooo:paragraph-rsid="0047b203" style:font-size-asian="8.5pt" style:font-size-complex="8.5pt"/>
    </style:style>
    <style:style style:name="P40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officeooo:paragraph-rsid="006f67f2" style:font-size-asian="8.5pt" style:font-size-complex="8.5pt"/>
    </style:style>
    <style:style style:name="P41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style:font-name="Segoe UI1" fo:font-size="8.5pt" fo:font-weight="normal" officeooo:paragraph-rsid="00530628" style:font-size-asian="8.5pt" style:font-weight-asian="normal" style:font-size-complex="8.5pt"/>
    </style:style>
    <style:style style:name="P42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officeooo:paragraph-rsid="00660257"/>
    </style:style>
    <style:style style:name="P43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fo:color="#000000" style:font-name="Segoe UI1" fo:font-size="8.5pt" fo:font-weight="normal" officeooo:rsid="005153aa" officeooo:paragraph-rsid="005153aa" style:font-size-asian="8.5pt" style:font-weight-asian="normal" style:font-size-complex="8.5pt"/>
    </style:style>
    <style:style style:name="P44" style:family="paragraph" style:parent-style-name="Standard">
      <style:paragraph-properties fo:margin-left="0.101cm" fo:margin-right="0cm" fo:text-align="start" style:justify-single-word="false" fo:text-indent="-0.101cm" style:auto-text-indent="false"/>
      <style:text-properties fo:color="#000000" style:font-name="Segoe UI1" fo:font-size="8.5pt" fo:font-weight="normal" officeooo:rsid="006f67f2" officeooo:paragraph-rsid="006f67f2" style:font-size-asian="8.5pt" style:font-weight-asian="normal" style:font-size-complex="8.5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color="#cc0000" style:font-name="Segoe UI1" fo:font-size="12pt" fo:font-style="normal" fo:font-weight="bold" officeooo:rsid="00122cc8" officeooo:paragraph-rsid="00122cc8" style:font-size-asian="12pt" style:font-style-asian="normal" style:font-weight-asian="bold" style:font-size-complex="12pt"/>
    </style:style>
    <style:style style:name="P46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cc0000" fo:font-style="normal" fo:font-weight="normal" style:font-style-asian="normal" style:font-weight-asian="normal"/>
    </style:style>
    <style:style style:name="T2" style:family="text">
      <style:text-properties fo:color="#cc0000" fo:font-style="normal" fo:font-weight="normal" officeooo:rsid="00333436" style:font-style-asian="normal" style:font-weight-asian="normal"/>
    </style:style>
    <style:style style:name="T3" style:family="text">
      <style:text-properties fo:color="#cc0000" fo:font-style="normal" fo:font-weight="normal" officeooo:rsid="00686657" style:font-style-asian="normal" style:font-weight-asian="normal"/>
    </style:style>
    <style:style style:name="T4" style:family="text">
      <style:text-properties fo:color="#cc0000" fo:font-size="8.5pt" fo:font-style="normal" fo:font-weight="normal" style:font-size-asian="8.5pt" style:font-style-asian="normal" style:font-weight-asian="normal" style:font-size-complex="8.5pt"/>
    </style:style>
    <style:style style:name="T5" style:family="text">
      <style:text-properties fo:color="#cc0000" style:font-name="Segoe UI1" fo:font-size="8.5pt" fo:font-style="normal" fo:font-weight="normal" style:font-size-asian="8.5pt" style:font-style-asian="normal" style:font-weight-asian="normal" style:font-size-complex="8.5pt"/>
    </style:style>
    <style:style style:name="T6" style:family="text">
      <style:text-properties fo:color="#000000" fo:font-weight="normal" style:font-weight-asian="normal"/>
    </style:style>
    <style:style style:name="T7" style:family="text">
      <style:text-properties fo:color="#000000" fo:font-weight="normal" officeooo:rsid="003ea31c" style:font-weight-asian="normal"/>
    </style:style>
    <style:style style:name="T8" style:family="text">
      <style:text-properties fo:color="#000000" fo:font-weight="normal" officeooo:rsid="003f6549" style:font-weight-asian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e045a" style:font-weight-asian="normal"/>
    </style:style>
    <style:style style:name="T11" style:family="text">
      <style:text-properties fo:color="#000000" fo:font-weight="normal" officeooo:rsid="0045687e" style:font-weight-asian="normal"/>
    </style:style>
    <style:style style:name="T12" style:family="text">
      <style:text-properties fo:color="#000000" fo:font-weight="normal" officeooo:rsid="004b4406" style:font-weight-asian="normal"/>
    </style:style>
    <style:style style:name="T13" style:family="text">
      <style:text-properties fo:color="#000000" fo:font-weight="normal" officeooo:rsid="0047b203" style:font-weight-asian="normal"/>
    </style:style>
    <style:style style:name="T14" style:family="text">
      <style:text-properties fo:color="#000000" fo:font-weight="normal" officeooo:rsid="0041507c" style:font-weight-asian="normal"/>
    </style:style>
    <style:style style:name="T15" style:family="text">
      <style:text-properties fo:color="#000000" fo:font-weight="normal" officeooo:rsid="0043df88" style:font-weight-asian="normal"/>
    </style:style>
    <style:style style:name="T16" style:family="text">
      <style:text-properties fo:color="#000000" fo:font-weight="normal" officeooo:rsid="005153aa" style:font-weight-asian="normal"/>
    </style:style>
    <style:style style:name="T17" style:family="text">
      <style:text-properties fo:color="#000000" fo:font-weight="normal" officeooo:rsid="00530628" style:font-weight-asian="normal"/>
    </style:style>
    <style:style style:name="T18" style:family="text">
      <style:text-properties fo:color="#000000" fo:font-weight="normal" officeooo:rsid="0054872d" style:font-weight-asian="normal"/>
    </style:style>
    <style:style style:name="T19" style:family="text">
      <style:text-properties fo:color="#000000" fo:font-weight="normal" officeooo:rsid="0061c530" style:font-weight-asian="normal"/>
    </style:style>
    <style:style style:name="T20" style:family="text">
      <style:text-properties fo:color="#000000" fo:font-weight="normal" officeooo:rsid="0069a01b" style:font-weight-asian="normal"/>
    </style:style>
    <style:style style:name="T21" style:family="text">
      <style:text-properties fo:color="#000000" fo:font-weight="normal" officeooo:rsid="006a242b" style:font-weight-asian="normal"/>
    </style:style>
    <style:style style:name="T22" style:family="text">
      <style:text-properties fo:color="#000000" fo:font-weight="normal" officeooo:rsid="006da774" style:font-weight-asian="normal"/>
    </style:style>
    <style:style style:name="T23" style:family="text">
      <style:text-properties fo:color="#000000" fo:font-weight="normal" officeooo:rsid="006f67f2" style:font-weight-asian="normal"/>
    </style:style>
    <style:style style:name="T24" style:family="text">
      <style:text-properties fo:color="#000000" fo:font-weight="normal" officeooo:rsid="0077279e" style:font-weight-asian="normal"/>
    </style:style>
    <style:style style:name="T25" style:family="text">
      <style:text-properties fo:color="#000000" fo:font-style="normal" fo:font-weight="normal" style:font-style-asian="normal" style:font-weight-asian="normal"/>
    </style:style>
    <style:style style:name="T26" style:family="text">
      <style:text-properties fo:color="#000000" fo:font-style="normal" fo:font-weight="normal" officeooo:rsid="0041507c" style:font-style-asian="normal" style:font-weight-asian="normal"/>
    </style:style>
    <style:style style:name="T27" style:family="text">
      <style:text-properties fo:color="#000000" fo:font-style="normal" fo:font-weight="normal" officeooo:rsid="004b4406" style:font-style-asian="normal" style:font-weight-asian="normal"/>
    </style:style>
    <style:style style:name="T28" style:family="text">
      <style:text-properties fo:color="#000000" fo:font-style="normal" fo:font-weight="normal" officeooo:rsid="002f7e4b" style:font-style-asian="normal" style:font-weight-asian="normal"/>
    </style:style>
    <style:style style:name="T29" style:family="text">
      <style:text-properties fo:color="#000000" fo:font-style="normal" fo:font-weight="normal" officeooo:rsid="005153aa" style:font-style-asian="normal" style:font-weight-asian="normal"/>
    </style:style>
    <style:style style:name="T30" style:family="text">
      <style:text-properties fo:color="#000000" fo:font-style="normal" fo:font-weight="normal" officeooo:rsid="0054872d" style:font-style-asian="normal" style:font-weight-asian="normal"/>
    </style:style>
    <style:style style:name="T31" style:family="text">
      <style:text-properties fo:color="#000000" fo:font-style="normal" fo:font-weight="normal" officeooo:rsid="0059f30c" style:font-style-asian="normal" style:font-weight-asian="normal"/>
    </style:style>
    <style:style style:name="T32" style:family="text">
      <style:text-properties fo:color="#000000" fo:font-style="normal" fo:font-weight="normal" officeooo:rsid="0070c77c" style:font-style-asian="normal" style:font-weight-asian="normal"/>
    </style:style>
    <style:style style:name="T33" style:family="text">
      <style:text-properties fo:color="#000000" fo:font-style="normal" fo:font-weight="normal" officeooo:rsid="0071a4ff" style:font-style-asian="normal" style:font-weight-asian="normal"/>
    </style:style>
    <style:style style:name="T34" style:family="text">
      <style:text-properties fo:color="#000000" fo:font-size="8.5pt" fo:font-weight="normal" style:font-size-asian="8.5pt" style:font-weight-asian="normal" style:font-size-complex="8.5pt"/>
    </style:style>
    <style:style style:name="T35" style:family="text">
      <style:text-properties fo:color="#000000" fo:font-size="8.5pt" fo:font-weight="normal" officeooo:rsid="0050a78e" style:font-size-asian="8.5pt" style:font-weight-asian="normal" style:font-size-complex="8.5pt"/>
    </style:style>
    <style:style style:name="T36" style:family="text">
      <style:text-properties fo:color="#000000" fo:font-size="8.5pt" fo:font-weight="normal" officeooo:rsid="005153aa" style:font-size-asian="8.5pt" style:font-weight-asian="normal" style:font-size-complex="8.5pt"/>
    </style:style>
    <style:style style:name="T37" style:family="text">
      <style:text-properties fo:color="#000000" fo:font-size="8.5pt" fo:font-weight="normal" officeooo:rsid="00530628" style:font-size-asian="8.5pt" style:font-weight-asian="normal" style:font-size-complex="8.5pt"/>
    </style:style>
    <style:style style:name="T38" style:family="text">
      <style:text-properties fo:color="#000000" fo:font-size="8.5pt" fo:font-weight="normal" officeooo:rsid="004c066f" style:font-size-asian="8.5pt" style:font-weight-asian="normal" style:font-size-complex="8.5pt"/>
    </style:style>
    <style:style style:name="T39" style:family="text">
      <style:text-properties fo:color="#000000" fo:font-size="8.5pt" fo:font-weight="normal" officeooo:rsid="00660257" style:font-size-asian="8.5pt" style:font-weight-asian="normal" style:font-size-complex="8.5pt"/>
    </style:style>
    <style:style style:name="T40" style:family="text">
      <style:text-properties fo:color="#000000" fo:font-size="8.5pt" fo:font-weight="normal" officeooo:rsid="006ab0d5" style:font-size-asian="8.5pt" style:font-weight-asian="normal" style:font-size-complex="8.5pt"/>
    </style:style>
    <style:style style:name="T41" style:family="text">
      <style:text-properties fo:color="#000000" fo:font-size="8.5pt" fo:font-weight="normal" officeooo:rsid="006c048a" style:font-size-asian="8.5pt" style:font-weight-asian="normal" style:font-size-complex="8.5pt"/>
    </style:style>
    <style:style style:name="T42" style:family="text">
      <style:text-properties fo:color="#000000" style:font-name="Segoe UI1" fo:font-size="8.5pt" fo:font-weight="normal" style:font-size-asian="8.5pt" style:font-weight-asian="normal" style:font-size-complex="8.5pt"/>
    </style:style>
    <style:style style:name="T43" style:family="text">
      <style:text-properties fo:color="#000000" style:font-name="Segoe UI1" fo:font-size="8.5pt" fo:font-weight="normal" officeooo:rsid="0054872d" style:font-size-asian="8.5pt" style:font-weight-asian="normal" style:font-size-complex="8.5pt"/>
    </style:style>
    <style:style style:name="T44" style:family="text">
      <style:text-properties fo:color="#000000" style:font-name="Segoe UI1" fo:font-size="8.5pt" fo:font-weight="normal" officeooo:rsid="003ea31c" style:font-size-asian="8.5pt" style:font-weight-asian="normal" style:font-size-complex="8.5pt"/>
    </style:style>
    <style:style style:name="T45" style:family="text">
      <style:text-properties fo:color="#000000" style:font-name="Segoe UI1" fo:font-size="8.5pt" fo:font-style="normal" fo:font-weight="normal" style:font-size-asian="8.5pt" style:font-style-asian="normal" style:font-weight-asian="normal" style:font-size-complex="8.5pt"/>
    </style:style>
    <style:style style:name="T46" style:family="text">
      <style:text-properties fo:color="#000000" style:font-name="Segoe UI1" fo:font-size="8.5pt" fo:font-style="normal" fo:font-weight="normal" officeooo:rsid="002e045a" style:font-size-asian="8.5pt" style:font-style-asian="normal" style:font-weight-asian="normal" style:font-size-complex="8.5pt"/>
    </style:style>
    <style:style style:name="T47" style:family="text">
      <style:text-properties fo:color="#000000" style:font-name="Segoe UI1" fo:font-size="8.5pt" fo:font-style="normal" fo:font-weight="normal" officeooo:rsid="00660257" style:font-name-asian="SimSun" style:font-size-asian="8.5pt" style:font-style-asian="normal" style:font-weight-asian="normal" style:font-name-complex="Mangal" style:font-size-complex="8.5pt"/>
    </style:style>
    <style:style style:name="T48" style:family="text">
      <style:text-properties fo:color="#000000" style:font-name="Segoe UI" fo:font-size="8.5pt" fo:font-style="normal" fo:font-weight="normal" officeooo:rsid="00660257" style:font-name-asian="Segoe UI" style:font-size-asian="8.5pt" style:font-style-asian="normal" style:font-weight-asian="normal" style:font-name-complex="Segoe UI" style:font-size-complex="8.5pt"/>
    </style:style>
    <style:style style:name="T49" style:family="text">
      <style:text-properties officeooo:rsid="004b4406"/>
    </style:style>
    <style:style style:name="T50" style:family="text">
      <style:text-properties fo:font-weight="normal" style:font-weight-asian="normal"/>
    </style:style>
    <style:style style:name="T51" style:family="text">
      <style:text-properties fo:font-weight="normal" officeooo:rsid="0043df88" style:font-weight-asian="normal"/>
    </style:style>
    <style:style style:name="T52" style:family="text">
      <style:text-properties fo:font-weight="normal" officeooo:rsid="0033ba6d" style:font-weight-asian="normal"/>
    </style:style>
    <style:style style:name="T53" style:family="text">
      <style:text-properties fo:font-weight="normal" officeooo:rsid="004b4406" style:font-weight-asian="normal"/>
    </style:style>
    <style:style style:name="T54" style:family="text">
      <style:text-properties fo:font-weight="normal" officeooo:rsid="004c066f" style:font-weight-asian="normal"/>
    </style:style>
    <style:style style:name="T55" style:family="text">
      <style:text-properties fo:font-weight="normal" officeooo:rsid="004cd521" style:font-weight-asian="normal"/>
    </style:style>
    <style:style style:name="T56" style:family="text">
      <style:text-properties fo:font-weight="normal" officeooo:rsid="0054872d" style:font-weight-asian="normal"/>
    </style:style>
    <style:style style:name="T57" style:family="text">
      <style:text-properties fo:font-weight="normal" officeooo:rsid="005ea86c" style:font-weight-asian="normal"/>
    </style:style>
    <style:style style:name="T58" style:family="text">
      <style:text-properties fo:font-weight="normal" officeooo:rsid="0061c530" style:font-weight-asian="normal"/>
    </style:style>
    <style:style style:name="T59" style:family="text">
      <style:text-properties fo:font-weight="normal" officeooo:rsid="0061e99a" style:font-weight-asian="normal"/>
    </style:style>
    <style:style style:name="T60" style:family="text">
      <style:text-properties fo:font-weight="normal" officeooo:rsid="00660257" style:font-weight-asian="normal"/>
    </style:style>
    <style:style style:name="T61" style:family="text">
      <style:text-properties fo:font-weight="normal" officeooo:rsid="006cf10a" style:font-weight-asian="normal"/>
    </style:style>
    <style:style style:name="T62" style:family="text">
      <style:text-properties fo:font-weight="normal" officeooo:rsid="0073d273" style:font-weight-asian="normal"/>
    </style:style>
    <style:style style:name="T63" style:family="text">
      <style:text-properties fo:font-weight="normal" officeooo:rsid="00779f03" style:font-weight-asian="normal"/>
    </style:style>
    <style:style style:name="T64" style:family="text">
      <style:text-properties fo:font-style="normal" fo:font-weight="normal" style:font-style-asian="normal" style:font-weight-asian="normal"/>
    </style:style>
    <style:style style:name="T65" style:family="text">
      <style:text-properties fo:font-style="normal" fo:font-weight="normal" officeooo:rsid="0033ba6d" style:font-style-asian="normal" style:font-weight-asian="normal"/>
    </style:style>
    <style:style style:name="T66" style:family="text">
      <style:text-properties fo:font-style="normal" fo:font-weight="normal" officeooo:rsid="0054872d" style:font-style-asian="normal" style:font-weight-asian="normal"/>
    </style:style>
    <style:style style:name="T67" style:family="text">
      <style:text-properties fo:font-style="normal" fo:font-weight="normal" officeooo:rsid="0061e99a" style:font-style-asian="normal" style:font-weight-asian="normal"/>
    </style:style>
    <style:style style:name="T68" style:family="text">
      <style:text-properties fo:font-style="normal" fo:font-weight="normal" officeooo:rsid="0073d273" style:font-style-asian="normal" style:font-weight-asian="normal"/>
    </style:style>
    <style:style style:name="T69" style:family="text">
      <style:text-properties officeooo:rsid="005ac0ea"/>
    </style:style>
    <style:style style:name="T70" style:family="text">
      <style:text-properties officeooo:rsid="005effb1"/>
    </style:style>
    <style:style style:name="T71" style:family="text">
      <style:text-properties fo:font-size="8.5pt" fo:font-weight="normal" style:font-size-asian="8.5pt" style:font-weight-asian="normal" style:font-size-complex="8.5pt"/>
    </style:style>
    <style:style style:name="T72" style:family="text">
      <style:text-properties fo:font-size="8.5pt" fo:font-weight="normal" officeooo:rsid="00530628" style:font-size-asian="8.5pt" style:font-weight-asian="normal" style:font-size-complex="8.5pt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9pt" officeooo:rsid="00635a22" style:font-size-asian="9pt" style:font-size-complex="9pt"/>
    </style: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text:anchor-type="paragraph" draw:z-index="0" draw:style-name="gr1" draw:text-style-name="P46" svg:width="2.454cm" svg:height="0.733cm" svg:x="-0.252cm" svg:y="-0.152cm"><draw:text-box><text:p><text:span text:style-name="T73">Version: 10.07.16</text:span></text:p></draw:text-box></draw:frame>Aztecs</text:p>
      <text:p text:style-name="P29"><text:span text:style-name="T4">Unique Unit: </text:span><text:span text:style-name="T34">Jaguar Warrior (Anti-infantry infantry) </text:span><text:span text:style-name="T35">(Elite: 1000F 500G, 0:45)</text:span></text:p>
      <text:p text:style-name="P42"><text:span text:style-name="T5">Unique Tech:</text:span><text:span text:style-name="T42"> Garland Wars – </text:span><text:span text:style-name="T43">Infantry </text:span><text:span text:style-name="T42">+4 </text:span><text:span text:style-name="T43">A</text:span><text:span text:style-name="T42">tt</text:span><text:span text:style-name="T43">ack</text:span><text:span text:style-name="T42"> </text:span><text:span text:style-name="T44">(450F 750G, </text:span><text:span text:style-name="T43">1:00)</text:span></text:p>
      <text:p text:style-name="P23"><text:span text:style-name="T48">●</text:span><text:span text:style-name="T47"> </text:span><text:span text:style-name="T45">Villagers carry +5 resources</text:span></text:p>
      <text:p text:style-name="P23"><text:span text:style-name="T45">● All Military units are created 17.6% </text:span><text:span text:style-name="T42">faster</text:span></text:p>
      <text:p text:style-name="P23"><text:span text:style-name="T45">● Monks +5HP </text:span><text:span text:style-name="T46">with each</text:span><text:span text:style-name="T45"> </text:span><text:span text:style-name="T42">Monastery Tech</text:span></text:p>
      <text:p text:style-name="P5">● Free loom research</text:p>
      <text:p text:style-name="P9"><text:span text:style-name="T1">Team Bonus:</text:span><text:span text:style-name="T6"> Relics generate +33% Gold</text:span></text:p>
      <text:p text:style-name="P15"/>
      <text:p text:style-name="P22">Britons</text:p>
      <text:p text:style-name="P33"><text:span text:style-name="T4">Unique Unit: </text:span><text:span text:style-name="T34">Longbowman (Long range </text:span><text:span text:style-name="T36">archer</text:span><text:span text:style-name="T34">) </text:span><text:span text:style-name="T36">(Elite: 850F 850G, 1:00)</text:span></text:p>
      <text:p text:style-name="P35"><text:span text:style-name="T1">Unique Tech:</text:span><text:span text:style-name="T6"> Yeomen - Foot Archer Range +1; tower</text:span><text:span text:style-name="T19">s +2</text:span><text:span text:style-name="T6"> attack </text:span><text:span text:style-name="T7">(</text:span><text:span text:style-name="T8">750</text:span><text:span text:style-name="T18">F</text:span><text:span text:style-name="T8"> 450G, </text:span><text:span text:style-name="T18">1:00</text:span><text:span text:style-name="T8">)</text:span></text:p>
      <text:p text:style-name="P9"><text:span text:style-name="T25">● Town Centers -50% Wood in Castle </text:span><text:span text:style-name="T6">Age</text:span></text:p>
      <text:p text:style-name="P24"><text:span text:style-name="T25">● Foot archers (not Skirmishers) +1 </text:span><text:span text:style-name="T6">Range in Castle Age, +1 Imperial (2 total)</text:span></text:p>
      <text:p text:style-name="P1">● Shepherds work 25% faster</text:p>
      <text:p text:style-name="P9"><text:span text:style-name="T1">Team Bonus:</text:span><text:span text:style-name="T6"> Archery Ranges 20% </text:span><text:span text:style-name="T9">faster</text:span></text:p>
      <text:p text:style-name="P15"/>
      <text:p text:style-name="P18">Byzantines</text:p>
      <text:p text:style-name="P30"><text:span text:style-name="T4">Unique Unit: </text:span><text:span text:style-name="T34">Cataphract (Anti-infantry cav.) <text:s/></text:span></text:p>
      <text:p text:style-name="P43">(Elite: 1600F 800G, 0:50)</text:p>
      <text:p text:style-name="P34"><text:span text:style-name="T1">Unique Tech:</text:span><text:span text:style-name="T6"> Logistica - Cataphracts </text:span><text:span text:style-name="T10">5 AoE dmg </text:span><text:span text:style-name="T11">(0.5 blast radius)</text:span><text:span text:style-name="T6">,+6 bonus dmg vs. Infantry </text:span><text:span text:style-name="T8">(1000F 600G, </text:span><text:span text:style-name="T18">0:50</text:span><text:span text:style-name="T8">)</text:span></text:p>
      <text:p text:style-name="P24"><text:span text:style-name="T25">● Buildings </text:span><text:span text:style-name="T31">(except Gates)</text:span><text:span text:style-name="T25"> +10/20/30/40% HP in </text:span><text:span text:style-name="T6">Dark/Feudal/Castle/Imperial Age</text:span></text:p>
      <text:p text:style-name="P24"><text:span text:style-name="T25">● Camels, skirmishers, </text:span><text:span text:style-name="T29">spear-line</text:span><text:span text:style-name="T6"> cost 25% less</text:span></text:p>
      <text:p text:style-name="P1">● Fire Ships attack 2<text:span text:style-name="T70">0</text:span>% faster</text:p>
      <text:p text:style-name="P1">● Town Watch is free</text:p>
      <text:p text:style-name="P1">● Advance to Imperial Age costs -33%</text:p>
      <text:p text:style-name="P9"><text:span text:style-name="T1">Team Bonus:</text:span><text:span text:style-name="T6"> Monks +50% heal speed</text:span></text:p>
      <text:p text:style-name="P15"/>
      <text:p text:style-name="P18">Celts</text:p>
      <text:p text:style-name="P33"><text:span text:style-name="T4">Unique Unit: </text:span><text:span text:style-name="T34">Woad Raider (fast infantry)</text:span></text:p>
      <text:p text:style-name="P43">(Elite: 1000F 800G, 0:45)</text:p>
      <text:p text:style-name="P34"><text:span text:style-name="T1">Unique Tech:</text:span><text:span text:style-name="T6"> Furor Celtica – </text:span><text:span text:style-name="T24">Siege Workshop units +50% HP</text:span><text:span text:style-name="T6"> </text:span><text:span text:style-name="T8">(750F 450G, </text:span><text:span text:style-name="T18">0:50</text:span><text:span text:style-name="T8">)</text:span></text:p>
      <text:p text:style-name="P3">● Lumberjacks work 15% faster</text:p>
      <text:p text:style-name="P1">● Infantry move 15% faster</text:p>
      <text:p text:style-name="P1">● Siege weapons fire 25% faster</text:p>
      <text:p text:style-name="P25"><text:span text:style-name="T25">● </text:span><text:span text:style-name="T33">Can convert sheep even if enemy units are next to it.</text:span></text:p>
      <text:p text:style-name="P9"><text:span text:style-name="T1">Team Bonus:</text:span><text:span text:style-name="T6"> Siege Workshops 20% faster</text:span></text:p>
      <text:p text:style-name="P7"/>
      <text:p text:style-name="P18">Chinese</text:p>
      <text:p text:style-name="P28"><text:span text:style-name="T4">Unique Unit: </text:span><text:span text:style-name="T34">Chu Ko Nu (Fast-firing Crossbowman) </text:span><text:span text:style-name="T36">(Elite: 760F 760G*, 0:50)</text:span></text:p>
      <text:p text:style-name="P39"><text:span text:style-name="T1">Unique Tech:</text:span><text:span text:style-name="T6"> Rocketry - Chu Ko Nu +2 </text:span><text:span text:style-name="T13">attack</text:span><text:span text:style-name="T6">, scorpion +4 </text:span><text:span text:style-name="T13">attack</text:span><text:span text:style-name="T6"> </text:span><text:span text:style-name="T14">(600F 600G*, </text:span><text:span text:style-name="T18">1:00</text:span><text:span text:style-name="T14">)</text:span></text:p>
      <text:p text:style-name="P9"><text:span text:style-name="T25">● Start: 3 extra villagers, -50 </text:span><text:span text:style-name="T6">Wood, -</text:span><text:span text:style-name="T21">200</text:span><text:span text:style-name="T6"> Food</text:span></text:p>
      <text:p text:style-name="P24"><text:span text:style-name="T25">● Technologies cost -10/15/20% in </text:span><text:span text:style-name="T6">Feudal/Castle/Imperial Age </text:span><text:span text:style-name="T20">(*applied to UT)</text:span></text:p>
      <text:p text:style-name="P1">● Town Centers support 10 population</text:p>
      <text:p text:style-name="P1">● Demolition Ships +50% HP</text:p>
      <text:p text:style-name="P9"><text:span text:style-name="T1">Team Bonus:</text:span><text:span text:style-name="T6"> Farms provide +45 food</text:span></text:p>
      <text:p text:style-name="P17"/>
      <text:p text:style-name="P20">Franks</text:p>
      <text:p text:style-name="P28"><text:span text:style-name="T4">Unique Unit: </text:span><text:span text:style-name="T34">Throwing Axeman (Short ranged infantry) </text:span><text:span text:style-name="T36">(Elite: 1000F 850G, 0:45)</text:span></text:p>
      <text:p text:style-name="P36"><text:span text:style-name="T1">Unique Tech:</text:span><text:span text:style-name="T6"> Bearded Axe - </text:span><text:span text:style-name="T25">Throwing Axeman <text:s/>+1 range </text:span><text:span text:style-name="T26">(400F 400G, </text:span><text:span text:style-name="T30">1:00</text:span><text:span text:style-name="T26">)</text:span></text:p>
      <text:p text:style-name="P1">● Castles are 25% cheaper</text:p>
      <text:p text:style-name="P1">● <text:span text:style-name="T49">Knights</text:span> +20% HP</text:p>
      <text:p text:style-name="P1">● Free farm upgrades (Mill required)</text:p>
      <text:p text:style-name="P9"><text:span text:style-name="T1">Team Bonus:</text:span><text:span text:style-name="T6"> Knights +2 Line of Sight</text:span></text:p>
      <text:p text:style-name="P6"/>
      <text:p text:style-name="P18">Goths</text:p>
      <text:p text:style-name="P28"><text:span text:style-name="T4">Unique Unit: </text:span><text:span text:style-name="T34">Huskarl (Anti-archer infantry)</text:span></text:p>
      <text:p text:style-name="P34"><text:span text:style-name="T6"><text:s/></text:span><text:span text:style-name="T16">(Elite: 1200F 550G, 0:40)</text:span></text:p>
      <text:p text:style-name="P34"><text:span text:style-name="T1">Castle Age Tech:</text:span><text:span text:style-name="T6"> Anarchy - Create Huskarls at Barracks </text:span><text:span text:style-name="T7">(450F 250G, </text:span><text:span text:style-name="T18">1:00</text:span><text:span text:style-name="T7">)</text:span></text:p>
      <text:p text:style-name="P34"><text:span text:style-name="T3">I</text:span><text:span text:style-name="T1">mperial Age Tech:</text:span><text:span text:style-name="T6"> Perfusion - Barracks work twice as fast </text:span><text:span text:style-name="T14">(400F 600G, </text:span><text:span text:style-name="T18">0:40</text:span><text:span text:style-name="T14">)</text:span></text:p>
      <text:p text:style-name="P1">● Infantry cost -35% starting in Feudal</text:p>
      <text:p text:style-name="P1">● <text:span text:style-name="T69">Infantry +1 attack vs buildings.</text:span></text:p>
      <text:p text:style-name="P1">● Villages +5 attack vs. Wild boar</text:p>
      <text:p text:style-name="P1">● Hunters carry +15 meat</text:p>
      <text:p text:style-name="P9"><text:span text:style-name="T25">● <text:s/>+10 to population limit in Imperial </text:span><text:span text:style-name="T6">Age</text:span></text:p>
      <text:p text:style-name="P9"><text:span text:style-name="T1">Team Bonus:</text:span><text:span text:style-name="T6"> Barracks work 20% faster</text:span></text:p>
      <text:p text:style-name="P7"/>
      <text:p text:style-name="P20">Huns</text:p>
      <text:p text:style-name="P31"><text:span text:style-name="T4">Unique Unit: </text:span><text:span text:style-name="T34">Tarkan (</text:span><text:span text:style-name="T39">Medium </text:span><text:span text:style-name="T34">Cavalry with bonus against buildings) </text:span><text:span text:style-name="T36">(Elite: 1000F 500G, 0:45)</text:span></text:p>
      <text:p text:style-name="P36"><text:span text:style-name="T3">U</text:span><text:span text:style-name="T1">nique Tech:</text:span><text:span text:style-name="T6"> Atheism - Wonder/Relic victory time +100 years; -50% Spies/Treason cost </text:span></text:p>
      <text:p text:style-name="P11"><text:span text:style-name="T14"><text:s text:c="2"/>(500F 500G, </text:span><text:span text:style-name="T18">1:00</text:span><text:span text:style-name="T14">)</text:span></text:p>
      <text:p text:style-name="P9"><text:span text:style-name="T25"><text:s/>● <text:s/>No houses required, but</text:span><text:span text:style-name="T6"> -100 wood </text:span><text:span text:style-name="T17">at start</text:span></text:p>
      <text:p text:style-name="P24"><text:span text:style-name="T25"><text:s/>● <text:s/>Cavalry Archers cost -</text:span><text:span text:style-name="T27">25</text:span><text:span text:style-name="T25">% in </text:span><text:span text:style-name="T6">Castle Age, <text:s text:c="12"/>-</text:span><text:span text:style-name="T12">3</text:span><text:span text:style-name="T6">0% in Imperial Age</text:span></text:p>
      <text:p text:style-name="P9"><text:span text:style-name="T25"><text:s/>● <text:s/>Trebuchets are </text:span><text:span text:style-name="T28">+</text:span><text:span text:style-name="T25">3</text:span><text:span text:style-name="T28">5</text:span><text:span text:style-name="T25">% more </text:span><text:span text:style-name="T6">accurate</text:span></text:p>
      <text:p text:style-name="P9"><text:span text:style-name="T1">Team Bonus:</text:span><text:span text:style-name="T6"> Stables are 20% faster</text:span></text:p>
      <text:p text:style-name="P16"/>
      <text:p text:style-name="P18">Japanese</text:p>
      <text:p text:style-name="P28"><text:span text:style-name="T4">Unique Unit: </text:span><text:span text:style-name="T34">Samura (Anti-unique unit infantry) </text:span><text:span text:style-name="T36">(Elite: 950F 875</text:span><text:span text:style-name="T40">G</text:span><text:span text:style-name="T36">, 1:00)</text:span></text:p>
      <text:p text:style-name="P34"><text:span text:style-name="T1">Unique Tech: </text:span><text:span text:style-name="T6">Kataparuto -Trebuchets </text:span><text:span text:style-name="T19">(un)</text:span><text:span text:style-name="T6">pack <text:s text:c="16"/>4x faster, fire 33% faster </text:span><text:span text:style-name="T15">(750F 400G. </text:span><text:span text:style-name="T18">1:00</text:span><text:span text:style-name="T15">)</text:span></text:p>
      <text:p text:style-name="P1">● Fishing Ships 2x HP and +2 armor</text:p>
      <text:p text:style-name="P26"><text:span text:style-name="T25">● Fishing Ships work 5/10/15/20% </text:span><text:span text:style-name="T6">faster in </text:span></text:p>
      <text:p text:style-name="P27"><text:s text:c="3"/>Dark/ Feudal/ Castle / Imperial Age</text:p>
      <text:p text:style-name="P9"><text:span text:style-name="T25">● Lumber/Mining Camps and </text:span><text:span text:style-name="T6">Mills 50% cheaper</text:span></text:p>
      <text:p text:style-name="P9"><text:span text:style-name="T25">● Infantry attack 33% faster starting in </text:span><text:span text:style-name="T6">Feudal Age</text:span></text:p>
      <text:p text:style-name="P9"><text:span text:style-name="T1">Team Bonus:</text:span><text:span text:style-name="T6"> Galleys +50% line of sight</text:span></text:p>
      <text:p text:style-name="P21"/>
      <text:p text:style-name="P18">Koreans</text:p>
      <text:p text:style-name="P28"><text:span text:style-name="T4">Unique Unit: </text:span><text:span text:style-name="T34">War Wagon (</text:span><text:span text:style-name="T41">High HP; </text:span><text:span text:style-name="T34">Anti-archer cavalry archer) </text:span><text:span text:style-name="T36">(Elite: 1000F 800G, 1:15)</text:span><text:span text:style-name="T34">, Turtle Ship (Armored Ship) </text:span><text:span text:style-name="T36">(Elite: 1000F 800G, 1:05)</text:span></text:p>
      <text:p text:style-name="P37"><text:span text:style-name="T1">Unique Tech:</text:span><text:span text:style-name="T6"> Shinkichon - </text:span><text:span text:style-name="T19">Onager</text:span><text:span text:style-name="T6"> </text:span><text:span text:style-name="T15">line </text:span><text:span text:style-name="T6">+1 range</text:span><text:span text:style-name="T15"> (800F 500G, </text:span><text:span text:style-name="T18">1:00</text:span><text:span text:style-name="T15">)</text:span></text:p>
      <text:p text:style-name="P1">● Villagers have +3 line of sight</text:p>
      <text:p text:style-name="P1">● Stone miners work 20% faster</text:p>
      <text:p text:style-name="P4">● <text:span text:style-name="T73">Tower research</text:span><text:span text:style-name="T74">es</text:span><text:span text:style-name="T73"> free </text:span><text:span text:style-name="T74">(BBT req. Chemistry)</text:span></text:p>
      <text:p text:style-name="P24"><text:span text:style-name="T25">● Towers (except Bombard tower) +1 </text:span><text:span text:style-name="T6">Range in Castle Age, +2 in Imperial Age</text:span></text:p>
      <text:p text:style-name="P9"><text:span text:style-name="T1">Team Bonus:</text:span><text:span text:style-name="T6"> </text:span><text:span text:style-name="T22">Onager</text:span><text:span text:style-name="T6"> line </text:span><text:span text:style-name="T12">+1 range</text:span></text:p>
      <text:p text:style-name="P8"/>
      <text:p text:style-name="P19">Mayans</text:p>
      <text:p text:style-name="P28"><text:span text:style-name="T4">Unique Unit:</text:span><text:span text:style-name="T34"> Plumed Archer (Fast moving foot archer) </text:span><text:span text:style-name="T37">(Elite: 1000W 500F, 0:45)</text:span></text:p>
      <text:p text:style-name="P37"><text:span text:style-name="T1">Unique Tech:</text:span><text:span text:style-name="T6"> El Dorado - Eagle Warrior +40 HP </text:span><text:span text:style-name="T15">(750F 450G, </text:span><text:span text:style-name="T18">0:50</text:span><text:span text:style-name="T15">)</text:span></text:p>
      <text:p text:style-name="P9"><text:span text:style-name="T25">● Start game with 1 extra villager, -50 </text:span><text:span text:style-name="T6">Food.</text:span></text:p>
      <text:p text:style-name="P1">● Natural resources last <text:span text:style-name="T49">20</text:span>% longer.</text:p>
      <text:p text:style-name="P24"><text:span text:style-name="T25">● Archers cost -10/20/30% in </text:span><text:span text:style-name="T6">Feudal/Castle/Imperial Age.</text:span></text:p>
      <text:p text:style-name="P9"><text:span text:style-name="T1">Team Bonus:</text:span><text:span text:style-name="T6"> Walls are 50% cheaper. </text:span></text:p>
      <text:p text:style-name="P15"/>
      <text:p text:style-name="P19">Mongols</text:p>
      <text:p text:style-name="P28"><text:span text:style-name="T4">Unique Unit:</text:span><text:span text:style-name="T71"> Mangudai (Fast-shooting cavalry archer) </text:span><text:span text:style-name="T72">(Elite: 1100F 675G, 0:50)</text:span></text:p>
      <text:p text:style-name="P34"><text:span text:style-name="T2">Unique Tech</text:span><text:span text:style-name="T1">:</text:span><text:span text:style-name="T50"> Drill - Siege Workshop units move 50% faster </text:span><text:span text:style-name="T51">(500F 450G, </text:span><text:span text:style-name="T56">1:00</text:span><text:span text:style-name="T51">)</text:span></text:p>
      <text:p text:style-name="P12">● Cavalry Archers fire 25% faster.</text:p>
      <text:p text:style-name="P9"><text:span text:style-name="T64">● Light Cavalry and Hussars have </text:span><text:span text:style-name="T50">+30% HP.</text:span></text:p>
      <text:p text:style-name="P12">● Hunters work 50% faster.</text:p>
      <text:p text:style-name="P9"><text:span text:style-name="T1">Team Bonus:</text:span><text:span text:style-name="T50"> Scout-</text:span><text:span text:style-name="T58">Line</text:span><text:span text:style-name="T50"> +2 line of sight. </text:span></text:p>
      <text:p text:style-name="P19">Persians</text:p>
      <text:p text:style-name="P28"><text:span text:style-name="T4">Unique Unit:</text:span><text:span text:style-name="T71"> War Elephant (Slow but powerful heavy cavalry) </text:span><text:span text:style-name="T72">(Elite: 1600F 1200G, 1:15)</text:span></text:p>
      <text:p text:style-name="P37"><text:span text:style-name="T1">Unique Tech:</text:span><text:span text:style-name="T50"> Mahouts - War Elephant +30% speed </text:span><text:span text:style-name="T51">(300F 300G, </text:span><text:span text:style-name="T56">0:50</text:span><text:span text:style-name="T51">)</text:span></text:p>
      <text:p text:style-name="P12">● Start game with +50 wood and food.</text:p>
      <text:p text:style-name="P12">● Town Center and Docks have 2x HP.</text:p>
      <text:p text:style-name="P24"><text:span text:style-name="T64">● Town Centers and Docks </text:span><text:span text:style-name="T67">operate </text:span><text:span text:style-name="T50">+10/15/20% faster in Feudal/Castle/Imperial Ag</text:span><text:span text:style-name="T59">e</text:span></text:p>
      <text:p text:style-name="P34"><text:span text:style-name="T1">Team Bonus:</text:span><text:span text:style-name="T50"> Knights +2 attack </text:span><text:span text:style-name="T60">against</text:span><text:span text:style-name="T50"> </text:span><text:span text:style-name="T57">archer units.</text:span></text:p>
      <text:p text:style-name="P19">Saracens</text:p>
      <text:p text:style-name="P28"><text:span text:style-name="T4">Unique Unit:</text:span><text:span text:style-name="T71"> Mameluke (Short ranged anti-cavalry cavalry) </text:span><text:span text:style-name="T72">(Elite: 600F 500G, 0:50)</text:span></text:p>
      <text:p text:style-name="P34"><text:span text:style-name="T1">Unique Tech:</text:span><text:span text:style-name="T50"> Zealotry – </text:span><text:span text:style-name="T54">Mameluke, Camel</text:span><text:span text:style-name="T50">+30 HP </text:span><text:span text:style-name="T51">(750F 800G, </text:span><text:span text:style-name="T56">0:50</text:span><text:span text:style-name="T51">)</text:span></text:p>
      <text:p text:style-name="P12">● Market trade cost is only 5%</text:p>
      <text:p text:style-name="P9"><text:span text:style-name="T64">● Transport Ships: 2x HP and +5 </text:span><text:span text:style-name="T50">carry capacity.</text:span></text:p>
      <text:p text:style-name="P12">● Galleys attack 25% faster.</text:p>
      <text:p text:style-name="P9"><text:span text:style-name="T64">● Cavalry Archers +</text:span><text:span text:style-name="T68">4</text:span><text:span text:style-name="T64"> attack </text:span><text:span text:style-name="T50">against buildings.</text:span></text:p>
      <text:p text:style-name="P9"><text:span text:style-name="T1">Team Bonus:</text:span><text:span text:style-name="T50"> Foot archers +</text:span><text:span text:style-name="T62">2</text:span><text:span text:style-name="T50"> attack </text:span><text:span text:style-name="T54">vs</text:span><text:span text:style-name="T50"> buildings. </text:span></text:p>
      <text:p text:style-name="P16"/>
      <text:p text:style-name="P19">Spanish</text:p>
      <text:p text:style-name="P32"><text:span text:style-name="T4">Unique Units:</text:span><text:span text:style-name="T71"> Conquistador (Mounted hand cannoneer) </text:span><text:span text:style-name="T72">(Elite: 1200F 600G, 1:00)</text:span><text:span text:style-name="T71">, </text:span></text:p>
      <text:p text:style-name="P41">Missionary (Mounted monk)</text:p>
      <text:p text:style-name="P34"><text:span text:style-name="T1">Unique Tech:</text:span><text:span text:style-name="T50"> Supremacy - Villagers receive +6 Attack, +2/</text:span><text:span text:style-name="T63">2</text:span><text:span text:style-name="T50"> Armor, +40 </text:span><text:span text:style-name="T51">HP</text:span><text:span text:style-name="T50"> </text:span><text:span text:style-name="T51">(400F 250G, </text:span><text:span text:style-name="T56">1:00</text:span><text:span text:style-name="T51">)</text:span></text:p>
      <text:p text:style-name="P9"><text:span text:style-name="T64">● Villagers construct buildings 30% </text:span><text:span text:style-name="T50">faster.</text:span></text:p>
      <text:p text:style-name="P12">● Blacksmith upgrades don't cost gold.</text:p>
      <text:p text:style-name="P9"><text:span text:style-name="T64">● Cannon Galleons </text:span><text:span text:style-name="T65">have</text:span><text:span text:style-name="T64"> </text:span><text:span text:style-name="T50">Ballistics, </text:span><text:span text:style-name="T56">fast </text:span><text:span text:style-name="T52">missiles </text:span></text:p>
      <text:p text:style-name="P9"><text:span text:style-name="T64">● Hand </text:span><text:span text:style-name="T66">&amp;</text:span><text:span text:style-name="T64"> Bombard </text:span><text:span text:style-name="T50">Cannons fire 17.6% faster.</text:span></text:p>
      <text:p text:style-name="P9"><text:span text:style-name="T1">Team Bonus:</text:span><text:span text:style-name="T50"> Trade units generate +33%. </text:span></text:p>
      <text:p text:style-name="P14"/>
      <text:p text:style-name="P18">Teutons</text:p>
      <text:p text:style-name="P33"><text:span text:style-name="T4">Unique Unit:</text:span><text:span text:style-name="T34"> Teutonic Knight (</text:span><text:span text:style-name="T38">Slow</text:span><text:span text:style-name="T34"> infantry </text:span><text:span text:style-name="T38">with heavy melee armor</text:span><text:span text:style-name="T34">) </text:span><text:span text:style-name="T37">(Elite: 1200F 600G, 0:50)</text:span></text:p>
      <text:p text:style-name="P36"><text:span text:style-name="T1">Unique Tech:</text:span><text:span text:style-name="T6"> Crenellations – Castle +3 range; garrisoned infantry fire arrows </text:span><text:span text:style-name="T15">(600F 400G, </text:span><text:span text:style-name="T18">1:00</text:span><text:span text:style-name="T15">)</text:span></text:p>
      <text:p text:style-name="P1">● Monks have 2x healing range.</text:p>
      <text:p text:style-name="P9"><text:span text:style-name="T25">● Towers can garrison +10 Units, +</text:span><text:span text:style-name="T32">4</text:span><text:span text:style-name="T25"> </text:span><text:span text:style-name="T6">max arrows</text:span></text:p>
      <text:p text:style-name="P1">● Murder Holes is free.</text:p>
      <text:p text:style-name="P1">● Farms cost 33% less.</text:p>
      <text:p text:style-name="P2">● Town center <text:span text:style-name="T49">+1 attack, </text:span>+5 LOS</text:p>
      <text:p text:style-name="P40"><text:span text:style-name="T1">Team Bonus:</text:span><text:span text:style-name="T6"> </text:span><text:span text:style-name="T23">Units resist conversion: </text:span></text:p>
      <text:p text:style-name="P44">min/max time +1/+2s, conversion chance -50%</text:p>
      <text:p text:style-name="P44"/>
      <text:p text:style-name="P18">Turks</text:p>
      <text:p text:style-name="P28"><text:span text:style-name="T4">Unique Unit:</text:span><text:span text:style-name="T71"> Janissary (Hand cannoneer) </text:span><text:span text:style-name="T72">(Elite: 850F 750G, 0:55)</text:span></text:p>
      <text:p text:style-name="P38"><text:span text:style-name="T1">Unique Tech:</text:span><text:span text:style-name="T50"> Artillery - Bombard Towers/Cannons, Cannon Galleons +2 range </text:span><text:span text:style-name="T51">(500F 450G, </text:span><text:span text:style-name="T56">0:40</text:span><text:span text:style-name="T51">)</text:span></text:p>
      <text:p text:style-name="P12">● Gunpowder Units have +25% HP.</text:p>
      <text:p text:style-name="P9"><text:span text:style-name="T64">● Gunpowder technologies cost 50% </text:span><text:span text:style-name="T50">less.</text:span></text:p>
      <text:p text:style-name="P12">● Chemistry is free.</text:p>
      <text:p text:style-name="P12">● Gold miners work 15% faster.</text:p>
      <text:p text:style-name="P9"><text:span text:style-name="T64">● Light Cavalry and Hussar upgrades </text:span><text:span text:style-name="T50">are free.</text:span></text:p>
      <text:p text:style-name="P9"><text:span text:style-name="T1">Team Bonus:</text:span><text:span text:style-name="T50"> Gunpowder units create 25% faster. </text:span></text:p>
      <text:p text:style-name="P13"/>
      <text:p text:style-name="P20">Vikings</text:p>
      <text:p text:style-name="P13"><text:span text:style-name="T4">Unique Units:</text:span><text:span text:style-name="T71"> Berserk (Regenerating infantry) </text:span><text:span text:style-name="T72">(Elite: 1300F 550G, 0:45)</text:span><text:span text:style-name="T71">, Longboat <text:s/>(Warship with multiple arrow fire) </text:span><text:span text:style-name="T72">(Elite: 750F 475G, 1:00)</text:span></text:p>
      <text:p text:style-name="P10"><text:span text:style-name="T1">Unique Tech:</text:span><text:span text:style-name="T50"> Berserkergang – Berserks regenerate 2x faster – </text:span><text:span text:style-name="T61">1</text:span><text:span text:style-name="T50">HP/</text:span><text:span text:style-name="T61">1.5</text:span><text:span text:style-name="T50">s </text:span><text:span text:style-name="T51">(</text:span><text:span text:style-name="T55">500F</text:span><text:span text:style-name="T51"> </text:span><text:span text:style-name="T55">850G, </text:span><text:span text:style-name="T56">0:40</text:span><text:span text:style-name="T51">)</text:span></text:p>
      <text:p text:style-name="P12">● Warships cost 20% less.</text:p>
      <text:p text:style-name="P24"><text:span text:style-name="T64">● Infantry have +10/15/20% HP in </text:span><text:span text:style-name="T50">Feudal / Castle/Imperial Age</text:span></text:p>
      <text:p text:style-name="P12">● Free Wheelbarrow and Hand Cart</text:p>
      <text:p text:style-name="P9"><text:span text:style-name="T1">Team Bonus:</text:span><text:span text:style-name="T50"> Docks are </text:span><text:span text:style-name="T53">2</text:span><text:span text:style-name="T50">5% cheap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Aoc_5f_civs" draw:display-name="Aoc_civs" xlink:href="Pictures/100000000000034B0000040003202BEE980B0715.jpg" xlink:type="simple" xlink:show="embed" xlink:actuate="onLoad"/>
    <draw:fill-image draw:name="Aok_5f_civs" draw:display-name="Aok_civs" xlink:href="Pictures/100000000000034B00000400FAEBA9683FB93019.jpg" xlink:type="simple" xlink:show="embed" xlink:actuate="onLoad"/>
    <draw:fill-image draw:name="Bitmap_20_1" draw:display-name="Bitmap 1" xlink:href="Pictures/1000000000000321000003E7854B8CCA6A59F106.jpg" xlink:type="simple" xlink:show="embed" xlink:actuate="onLoad"/>
    <draw:fill-image draw:name="Civ-Background" xlink:href="Pictures/100000000000034B00000400F14CB38259E2CE1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0.4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3">
          <style:column-sep style:width="0.009cm" style:color="#000000" style:height="100%" style:style="dotted"/>
          <style:column style:rel-width="3543*" fo:start-indent="0cm" fo:end-indent="0.15cm"/>
          <style:column style:rel-width="3965*" fo:start-indent="0.15cm" fo:end-indent="0.15cm"/>
          <style:column style:rel-width="3888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4cm" fo:margin-bottom="0.499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stretch" draw:fill-image-ref-point="top-left" style:footnote-max-height="0cm">
        <style:background-image xlink:href="Pictures/1000000000000321000003E7854B8CCA6A59F106.jpg" xlink:type="simple" xlink:actuate="onLoad" style:repeat="stretch"/>
        <style:columns fo:column-count="3" fo:column-gap="0cm">
          <style:column-sep style:width="0.009cm" style:color="#000000" style:height="100%" style:style="dotte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iv_20_Overview" style:display-name="Civ Overview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7:40</meta:creation-date>
    <dc:date>2017-05-20T15:56:35.112000000</dc:date>
    <meta:editing-duration>PT12H4M49S</meta:editing-duration>
    <meta:editing-cycles>70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49" meta:word-count="1091" meta:character-count="6675" meta:non-whitespace-character-count="5671"/>
  </office:meta>
</office:document-meta>
</file>